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14">
          <table:table-cell table:number-columns-repeated="2"/>
        </table:table-row>
        <table:table-row table:style-name="ro1">
          <table:table-cell table:style-name="ce1" office:value-type="string">
            <text:p>LP11 hole: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Button width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utton heigh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Button Xc-c</text:p>
          </table:table-cell>
          <table:table-cell table:formula="of:=0.6*25.4" office:value-type="float" office:value="15.24">
            <text:p>15,24</text:p>
          </table:table-cell>
        </table:table-row>
        <table:table-row table:style-name="ro1">
          <table:table-cell office:value-type="string">
            <text:p>Button Yc-c</text:p>
          </table:table-cell>
          <table:table-cell table:formula="of:=0.6*25.4" office:value-type="float" office:value="15.24">
            <text:p>15,24</text:p>
          </table:table-cell>
        </table:table-row>
        <table:table-row table:style-name="ro1">
          <table:table-cell office:value-type="string">
            <text:p>Border space: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#Buttons X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#Buttons 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Dim X</text:p>
          </table:table-cell>
          <table:table-cell table:formula="of:=[.B18]*([.B22]-1)+[.B16]+2*[.B20]" office:value-type="float" office:value="123.08">
            <text:p>123,08</text:p>
          </table:table-cell>
        </table:table-row>
        <table:table-row table:style-name="ro1">
          <table:table-cell table:style-name="ce1" office:value-type="string">
            <text:p>Dim Y</text:p>
          </table:table-cell>
          <table:table-cell table:formula="of:=[.B19]*([.B23]-1)+[.B17]+2*[.B20]" office:value-type="float" office:value="16.4">
            <text:p>16,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-08-2012</text:date>, <text:time>02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05T19:58:10</meta:creation-date>
    <dc:date>2012-08-13T02:58:37</dc:date>
    <meta:editing-duration>PT03H00M13S</meta:editing-duration>
    <meta:editing-cycles>3</meta:editing-cycles>
    <meta:generator>NeoOffice/3.2.1$Unix OpenOffice.org_project/Patch 4</meta:generator>
    <meta:document-statistic meta:table-count="3" meta:cell-count="20" meta:object-count="0"/>
  </office:meta>
</office:document-meta>
</file>